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7:Sheet1.AMJ67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 style:data-style-name="N2" text:time-value="15:52:33.332934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09T15:53:43.363232743</dc:date>
    <meta:editing-duration>P8DT19H43M48S</meta:editing-duration>
    <meta:editing-cycles>638</meta:editing-cycles>
    <meta:generator>LibreOffice/5.2.7.2$Linux_X86_64 LibreOffice_project/20m0$Build-2</meta:generator>
    <meta:document-statistic meta:table-count="1" meta:cell-count="5529" meta:object-count="0"/>
  </office:meta>
</office:document-meta>
</file>